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ulfilmentCancella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ulfilmentCancellation">
            <text:p>FulfilmentCancellation</text:p>
          </table:table-cell>
          <table:table-cell table:style-name="ce8" office:value-type="string" office:string-value="Fulfilment Cancellation. Details">
            <text:p>Fulfilment Cancellation. Details</text:p>
          </table:table-cell>
          <table:table-cell table:style-name="ce8" office:value-type="string" office:string-value=""/>
          <table:table-cell table:style-name="ce8" office:value-type="string" office:string-value="Fulfilment Cancellation">
            <text:p>Fulfilment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fulfilment document (Despatch Advice or Receipt Advice).">
            <text:p>A document used to cancel an entire fulfilment document (Despatch Advice or Receipt Ad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ulfilment Cancellation. UBL Version Identifier. Identifier">
            <text:p>Fulfilment Cancellation. UBL Vers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ulfilment Cancellation. Customization Identifier. Identifier">
            <text:p>Fulfilment Cancellation. Customiza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ulfilment Cancellation. Profile Identifier. Identifier">
            <text:p>Fulfilment Cancellation. Profile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ulfilment Cancellation. Profile Execution Identifier. Identifier">
            <text:p>Fulfilment Cancellation. Profile Execu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ulfilment Cancellation. Identifier">
            <text:p>Fulfilment Cancellation.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ulfilment Cancellation. Copy_ Indicator. Indicator">
            <text:p>Fulfilment Cancellation. Copy_ Indicator. Indicator</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ulfilment Cancellation. UUID. Identifier">
            <text:p>Fulfilment Cancellation. UUID.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ulfilment Cancellation. Issue Date. Date">
            <text:p>Fulfilment Cancellation. Issue Date. Dat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ulfilment Cancellation. Issue Time. Time">
            <text:p>Fulfilment Cancellation. Issue Time. Tim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ulfilment Cancellation. Note. Text">
            <text:p>Fulfilment Cancellation. Note. Text</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Fulfilment Cancellation. Cancellation_ Note. Text">
            <text:p>Fulfilment Cancellation. Cancellation_ Note. Text</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reason for cancellation of the referenced document.">
            <text:p>The reason for cancellation of the referenced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espatchDocumentReference">
            <text:p>DespatchDocumentReference</text:p>
          </table:table-cell>
          <table:table-cell table:style-name="ce10" office:value-type="string" office:string-value="Fulfilment Cancellation. Despatch_ Document Reference. Document Reference">
            <text:p>Fulfilment Cancellation. Despatch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ptDocumentReference">
            <text:p>ReceiptDocumentReference</text:p>
          </table:table-cell>
          <table:table-cell table:style-name="ce10" office:value-type="string" office:string-value="Fulfilment Cancellation. Receipt_ Document Reference. Document Reference">
            <text:p>Fulfilment Cancellation. Receipt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Receipt">
            <text:p>Receipt</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Fulfilment Cancellation. Order Reference">
            <text:p>Fulfilment Cancellation. Order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document associated with the referenced Despatch or Receipt Advice(s).">
            <text:p>A reference to an Order document associated with the referenced Despatch or Receipt Adv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ulfilment Cancellation. Additional_ Document Reference. Document Reference">
            <text:p>Fulfilment Cancellation. Additional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
            <text:p>Contract</text:p>
          </table:table-cell>
          <table:table-cell table:style-name="ce10" office:value-type="string" office:string-value="Fulfilment Cancellation. Contract">
            <text:p>Fulfilment Cancellation. Contract</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contracts or framework agreements with which the referenced fulfilment document is associated.">
            <text:p>The contracts or framework agreements with which the referenced fulfilment document is associ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Fulfilment Cancellation. Signature">
            <text:p>Fulfilment Cancellation. Signatur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10" office:value-type="string" office:string-value="Fulfilment Cancellation. Buyer_ Customer Party. Customer Party">
            <text:p>Fulfilment Cancellation. Buye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Fulfilment Cancellation. Seller_ Supplier Party. Supplier Party">
            <text:p>Fulfilment Cancellation. Seller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eliveryCustomerParty">
            <text:p>DeliveryCustomerParty</text:p>
          </table:table-cell>
          <table:table-cell table:style-name="ce10" office:value-type="string" office:string-value="Fulfilment Cancellation. Delivery_ Customer Party. Customer Party">
            <text:p>Fulfilment Cancellation. Delivery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livery party.">
            <text:p>The delivery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spatchSupplierParty">
            <text:p>DespatchSupplierParty</text:p>
          </table:table-cell>
          <table:table-cell table:style-name="ce10" office:value-type="string" office:string-value="Fulfilment Cancellation. Despatch_ Supplier Party. Supplier Party">
            <text:p>Fulfilment Cancellation. Despatch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OriginatorCustomerParty">
            <text:p>OriginatorCustomerParty</text:p>
          </table:table-cell>
          <table:table-cell table:style-name="ce10" office:value-type="string" office:string-value="Fulfilment Cancellation. Originator_ Customer Party. Customer Party">
            <text:p>Fulfilment Cancellation. Originato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party">
            <text:p>The originator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